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2.4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table:style-name="ce1" office:value-type="string" calcext:value-type="string">
            <text:p>Rozmiar populacji</text:p>
          </table:table-cell>
          <table:table-cell table:style-name="ce1" office:value-type="string" calcext:value-type="string">
            <text:p>Rozmiar populacji po selekcji</text:p>
          </table:table-cell>
          <table:table-cell table:style-name="ce1" office:value-type="string" calcext:value-type="string">
            <text:p>Liczba osobników elitarnych</text:p>
          </table:table-cell>
          <table:table-cell table:style-name="ce1" office:value-type="string" calcext:value-type="string">
            <text:p>Rozmiar turnieju</text:p>
          </table:table-cell>
          <table:table-cell table:style-name="ce1" office:value-type="string" calcext:value-type="string">
            <text:p>Liczba osobników z mutacji</text:p>
          </table:table-cell>
          <table:table-cell table:style-name="ce1" office:value-type="string" calcext:value-type="string">
            <text:p>Liczba osobników z krzyżowania</text:p>
          </table:table-cell>
          <table:table-cell table:style-name="ce1" office:value-type="string" calcext:value-type="string">
            <text:p>Liczba genów do mutacji</text:p>
          </table:table-cell>
          <table:table-cell table:style-name="ce1" office:value-type="string" calcext:value-type="string">
            <text:p>Minimalna wartość f. Celu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4" calcext:value-type="float">
            <text:p>434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5">
          <table:table-cell table:style-name="ce1" office:value-type="string" calcext:value-type="string">
            <text:p>Numer iteracji</text:p>
          </table:table-cell>
          <table:table-cell table:style-name="ce1" office:value-type="string" calcext:value-type="string">
            <text:p>Wartość funkcji celu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26.0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24.0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20.0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458.0</text:p>
          </table:table-cell>
          <table:table-cell table:number-columns-repeated="6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436.0</text:p>
          </table:table-cell>
          <table:table-cell table:number-columns-repeated="6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436.0</text:p>
          </table:table-cell>
          <table:table-cell table:number-columns-repeated="6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434.0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02:48:47.6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8S</meta:editing-duration>
    <meta:editing-cycles>7</meta:editing-cycles>
    <meta:generator>LibreOffice/5.1.3.2$Windows_x86 LibreOffice_project/644e4637d1d8544fd9f56425bd6cec110e49301b</meta:generator>
    <dc:date>2016-12-20T02:48:54.264000000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